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nsolas" svg:font-family="Consolas" style:font-family-generic="modern" style:font-pitch="fixed"/>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104in" style:rel-column-width="9562*"/>
    </style:style>
    <style:style style:name="Table1.B" style:family="table-column">
      <style:table-column-properties style:column-width="0.7139in" style:rel-column-width="6755*"/>
    </style:style>
    <style:style style:name="Table1.C" style:family="table-column">
      <style:table-column-properties style:column-width="1.3063in" style:rel-column-width="12361*"/>
    </style:style>
    <style:style style:name="Table1.D" style:family="table-column">
      <style:table-column-properties style:column-width="3.8944in" style:rel-column-width="3685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B4"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0486in" style:rel-column-width="9923*"/>
    </style:style>
    <style:style style:name="Table2.B" style:family="table-column">
      <style:table-column-properties style:column-width="1.1243in" style:rel-column-width="10639*"/>
    </style:style>
    <style:style style:name="Table2.C" style:family="table-column">
      <style:table-column-properties style:column-width="2.4285in" style:rel-column-width="22981*"/>
    </style:style>
    <style:style style:name="Table2.D" style:family="table-column">
      <style:table-column-properties style:column-width="2.3236in" style:rel-column-width="2199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6.9083in" style:type="right"/>
        </style:tab-stops>
      </style:paragraph-properties>
      <style:text-properties fo:font-size="11pt" fo:font-style="italic" fo:background-color="transparent" style:font-size-asian="10.5pt"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master-page-name="">
      <style:paragraph-properties style:page-number="auto" fo:keep-with-next="alway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Code">
      <style:text-properties fo:font-size="12pt" style:font-size-asian="12pt" style:font-size-complex="12pt"/>
    </style:style>
    <style:style style:name="P7" style:family="paragraph" style:parent-style-name="Code">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ize="11pt" style:font-size-asian="11pt" style:font-size-complex="11pt"/>
    </style:style>
    <style:style style:name="P10" style:family="paragraph" style:parent-style-name="Table_20_Contents">
      <style:text-properties style:font-name="Courier" fo:font-size="9pt" style:font-size-asian="9pt" style:font-size-complex="9pt"/>
    </style:style>
    <style:style style:name="P11" style:family="paragraph" style:parent-style-name="Code">
      <style:paragraph-properties fo:margin-left="0in" fo:margin-right="0in" fo:text-indent="0in" style:auto-text-indent="fals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0783in" fo:background-color="transparent" style:shadow="none">
        <style:tab-stops/>
        <style:background-image/>
      </style:paragraph-properties>
      <style:text-properties style:font-name="Courier" fo:font-size="9pt" style:font-size-asian="9pt" style:font-size-complex="9pt"/>
    </style:style>
    <style:style style:name="P13" style:family="paragraph" style:parent-style-name="Code">
      <style:paragraph-properties fo:margin-left="0.4925in" fo:margin-right="0in" fo:margin-top="0.0398in" fo:margin-bottom="0.1181in" fo:text-indent="0in" style:auto-text-indent="false"/>
    </style:style>
    <style:style style:name="P14" style:family="paragraph" style:parent-style-name="Code">
      <style:paragraph-properties fo:margin-left="0.4925in" fo:margin-right="0in" fo:margin-top="0.0398in" fo:margin-bottom="0.0783in" fo:text-indent="0in" style:auto-text-indent="false"/>
    </style:style>
    <style:style style:name="P15" style:family="paragraph" style:parent-style-name="Code">
      <style:paragraph-properties fo:margin-left="0.4925in" fo:margin-right="0in" fo:margin-top="0.0398in" fo:margin-bottom="0.0783in" fo:text-indent="0in" style:auto-text-indent="false" fo:background-color="transparent" style:shadow="none">
        <style:tab-stops/>
        <style:background-image/>
      </style:paragraph-properties>
    </style:style>
    <style:style style:name="P16" style:family="paragraph" style:parent-style-name="Code">
      <style:paragraph-properties fo:background-color="transparent" style:shadow="none">
        <style:tab-stops/>
        <style:background-image/>
      </style:paragraph-properties>
    </style:style>
    <style:style style:name="P17" style:family="paragraph" style:parent-style-name="Code">
      <style:paragraph-properties fo:margin-left="0.0398in" fo:margin-right="0in" fo:text-indent="0in" style:auto-text-indent="false"/>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Text_20_body">
      <style:text-properties fo:font-style="italic" style:font-style-asian="italic" style:font-style-complex="italic"/>
    </style:style>
    <style:style style:name="P20" style:family="paragraph" style:parent-style-name="Standard">
      <style:paragraph-properties text:number-lines="false" text:line-number="0"/>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ist_20_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 style:master-page-name="">
      <style:paragraph-properties fo:keep-together="always" style:page-number="auto"/>
    </style:style>
    <style:style style:name="P35" style:family="paragraph" style:parent-style-name="Standard" style:list-style-name="L4" style:master-page-name="">
      <style:paragraph-properties fo:keep-together="always" style:page-number="auto"/>
    </style:style>
    <style:style style:name="P36" style:family="paragraph" style:parent-style-name="Standard" style:list-style-name="L11">
      <style:paragraph-properties fo:margin-left="0.9846in" fo:margin-right="0in" fo:text-indent="-0.25in" style:auto-text-indent="false"/>
    </style:style>
    <style:style style:name="P37" style:family="paragraph" style:parent-style-name="Code" style:list-style-name="L5"/>
    <style:style style:name="P38" style:family="paragraph" style:parent-style-name="Code" style:list-style-name="L4">
      <style:paragraph-properties fo:margin-top="0.0398in" fo:margin-bottom="0.1181in"/>
    </style:style>
    <style:style style:name="P39" style:family="paragraph" style:parent-style-name="Code" style:list-style-name="L5">
      <style:paragraph-properties fo:background-color="transparent" style:shadow="none">
        <style:tab-stops/>
        <style:background-image/>
      </style:paragraph-properties>
    </style:style>
    <style:style style:name="P40" style:family="paragraph" style:parent-style-name="Code" style:list-style-name="L7">
      <style:paragraph-properties fo:margin-left="0in" fo:margin-right="0in" fo:text-indent="0in" style:auto-text-indent="false" fo:background-color="transparent" style:shadow="none">
        <style:tab-stops/>
        <style:background-image/>
      </style:paragraph-properties>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13"/>
    <style:style style:name="P44" style:family="paragraph" style:parent-style-name="Heading_20_1">
      <style:paragraph-properties fo:break-before="page"/>
    </style:style>
    <style:style style:name="P45"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0.5pt"/>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style:text-position="super 58%"/>
    </style:style>
    <style:style style:name="T6" style:family="text">
      <style:text-properties fo:color="#999999" fo:font-size="10pt" style:font-size-asian="10pt" style:font-size-complex="10pt"/>
    </style:style>
    <style:style style:name="T7" style:family="text">
      <style:text-properties fo:color="#999999" fo:font-size="10pt" fo:font-style="italic" style:font-size-asian="10pt" style:font-style-asian="italic" style:font-size-complex="10pt" style:font-style-complex="italic"/>
    </style:style>
    <style:style style:name="T8" style:family="text">
      <style:text-properties fo:font-size="10pt" style:font-size-asian="10pt" style:font-size-complex="10pt"/>
    </style:style>
    <style:style style:name="T9"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itle>libMSOOXML Usage HOWTO</text:title></text:p>
      <text:p text:style-name="Subtitle"/>
      <text:p text:style-name="P4"/>
      <text:p text:style-name="P4">KO GmbH</text:p>
      <text:p text:style-name="P4"/>
      <text:p text:style-name="P4">2010</text:p>
      <text:list xml:id="list1058806546" text:style-name="Outline">
        <text:list-item>
          <text:h text:style-name="P44" text:outline-level="1"><text:bookmark-start text:name="__RefHeading__37462503"/><text:bookmark-start text:name="__RefNumPara__37463003"/>History<text:bookmark-end text:name="__RefHeading__37462503"/><text:bookmark-end text:name="__RefNumPara__37463003"/></text:h>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e</text:p>
          </table:table-cell>
          <table:table-cell table:style-name="Table1.A1" office:value-type="string">
            <text:p text:style-name="P8">Version</text:p>
          </table:table-cell>
          <table:table-cell table:style-name="Table1.A1" office:value-type="string">
            <text:p text:style-name="P8">Author</text:p>
          </table:table-cell>
          <table:table-cell table:style-name="Table1.D1" office:value-type="string">
            <text:p text:style-name="P8">Description</text:p>
          </table:table-cell>
        </table:table-row>
        <table:table-row>
          <table:table-cell table:style-name="Table1.A2" office:value-type="date" office:date-value="2010-03-01">
            <text:p text:style-name="Table_20_Contents">03/01/10</text:p>
          </table:table-cell>
          <table:table-cell table:style-name="Table1.B2" office:value-type="string">
            <text:p text:style-name="Table_20_Contents">1.0</text:p>
          </table:table-cell>
          <table:table-cell table:style-name="Table1.B2" office:value-type="string">
            <text:p text:style-name="Table_20_Contents">KO GmbH</text:p>
          </table:table-cell>
          <table:table-cell table:style-name="Table1.D2" office:value-type="string">
            <text:p text:style-name="Table_20_Contents">First version</text:p>
          </table:table-cell>
        </table:table-row>
        <table:table-row>
          <table:table-cell table:style-name="Table1.B2" office:value-type="string">
            <text:p text:style-name="Table_20_Contents">10/29/11</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D2" office:value-type="string">
            <text:p text:style-name="Table_20_Contents">Changed Koffice to Calligra everywhere</text:p>
          </table:table-cell>
        </table:table-row>
        <table:table-row>
          <table:table-cell table:style-name="Table1.A2">
            <text:p text:style-name="Table_20_Contents"/>
          </table:table-cell>
          <table:table-cell table:style-name="Table1.B4">
            <text:p text:style-name="Table_20_Contents"/>
          </table:table-cell>
          <table:table-cell table:style-name="Table1.B2" office:value-type="string">
            <text:p text:style-name="Table_20_Contents"/>
          </table:table-cell>
          <table:table-cell table:style-name="Table1.D2" office:value-type="string">
            <text:p text:style-name="Table_20_Contents"/>
          </table:table-cell>
        </table:table-row>
      </table:table>
      <text:p text:style-name="Text_20_body"/>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1">1.History<text:tab/>2</text:p>
          <text:p text:style-name="P21">2.Goal and scope<text:tab/>4</text:p>
          <text:p text:style-name="P21">3.Modules<text:tab/>5</text:p>
          <text:p text:style-name="P21">4.The process of document import<text:tab/>6</text:p>
          <text:p text:style-name="P21">5.Creating an MSOOXML import filter<text:tab/>7</text:p>
          <text:p text:style-name="P18">5.1.Inherit MSOOXML::MsooXmlImport <text:tab/>7</text:p>
          <text:p text:style-name="P18">5.2.Parsing individual parts<text:tab/>8</text:p>
          <text:p text:style-name="P18">5.3.Anatomy of *Reader classes<text:tab/>9</text:p>
          <text:p text:style-name="P18">5.4.Inside the read_*() method<text:tab/>10</text:p>
          <text:p text:style-name="P18">5.5.The while loop<text:tab/>11</text:p>
          <text:p text:style-name="P18">5.6.Inside of the loop<text:tab/>12</text:p>
          <text:p text:style-name="P18">5.7.Reading attributes<text:tab/>12</text:p>
          <text:p text:style-name="P18">5.8.Implemented *Reader classes<text:tab/>13</text:p>
          <text:p text:style-name="P18">5.9.Code reused by readers<text:tab/>14</text:p>
          <text:p text:style-name="P18">5.10.Using XmlWriteBuffer<text:tab/>14</text:p>
          <text:p text:style-name="P21">6.Command line filters testing<text:tab/>15</text:p>
        </text:index-body>
      </text:table-of-content>
      <text:p text:style-name="Text_20_body"/>
      <text:list xml:id="list309353434" text:continue-numbering="true" text:style-name="Outline">
        <text:list-item>
          <text:h text:style-name="Heading_20_1" text:outline-level="1">Goal and scope</text:h>
        </text:list-item>
      </text:list>
      <text:p text:style-name="Text_20_body">In this document we cover creating MSOOXML <text:span text:style-name="T2">import</text:span> filters only. Export filters implementation has not started yes so the documentation for them is a TODO.</text:p>
      <text:p text:style-name="Text_20_body">The filters implementation refers to the ECMA-376 specification. The proper version of the specification document is "ECMA-376 2nd edition Part 1" (December 2008)<text:note text:id="ftn1" text:note-class="footnote"><text:note-citation>1</text:note-citation><text:note-body><text:p text:style-name="Text_20_body"><text:a xlink:type="simple" xlink:href="http://www.ecma-international.org/publications/standards/Ecma-376.htm">http://www.ecma-international.org/publications/standards/Ecma-376.htm</text:a></text:p></text:note-body></text:note>. It may not reflect the behavior of MS Office 2007 but is of slightly higher quality than the 1st edition.</text:p>
      <text:list xml:id="list164200160" text:continue-numbering="true" text:style-name="Outline">
        <text:list-item>
          <text:h text:style-name="Heading_20_1" text:outline-level="1">Modules</text:h>
        </text:list-item>
      </text:list>
      <text:p text:style-name="Standard">MSOOXML filters have been split into the following modul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ame</text:p>
          </table:table-cell>
          <table:table-cell table:style-name="Table2.A1" office:value-type="string">
            <text:p text:style-name="Table_20_Contents">Type</text:p>
          </table:table-cell>
          <table:table-cell table:style-name="Table2.A1" office:value-type="string">
            <text:p text:style-name="Table_20_Contents">Location</text:p>
          </table:table-cell>
          <table:table-cell table:style-name="Table2.D1" office:value-type="string">
            <text:p text:style-name="Table_20_Contents">Description</text:p>
          </table:table-cell>
        </table:table-row>
        <table:table-row>
          <table:table-cell table:style-name="Table2.A2" office:value-type="string">
            <text:p text:style-name="P9">libmsooxml</text:p>
          </table:table-cell>
          <table:table-cell table:style-name="Table2.A2" office:value-type="string">
            <text:p text:style-name="P9">Shared library</text:p>
          </table:table-cell>
          <table:table-cell table:style-name="Table2.A2" office:value-type="string">
            <text:p text:style-name="P12">calligra/filters/libmsooxml</text:p>
          </table:table-cell>
          <table:table-cell table:style-name="Table2.D2" office:value-type="string">
            <text:p text:style-name="P9">Base classes, interfaces and utilities for MSOOXML filter development</text:p>
          </table:table-cell>
        </table:table-row>
        <table:table-row>
          <table:table-cell table:style-name="Table2.A2" office:value-type="string">
            <text:p text:style-name="P9">docximport</text:p>
          </table:table-cell>
          <table:table-cell table:style-name="Table2.A2" office:value-type="string">
            <text:p text:style-name="P9">Plugin (filter)</text:p>
          </table:table-cell>
          <table:table-cell table:style-name="Table2.A2" office:value-type="string">
            <text:p text:style-name="P10">calligra/filters/kword/docx</text:p>
          </table:table-cell>
          <table:table-cell table:style-name="Table2.D2" office:value-type="string">
            <text:p text:style-name="P9">MS Word 2007 document import filter (docx, docm, dotx, dotm)</text:p>
          </table:table-cell>
        </table:table-row>
        <table:table-row>
          <table:table-cell table:style-name="Table2.A2" office:value-type="string">
            <text:p text:style-name="P9">pptximport</text:p>
          </table:table-cell>
          <table:table-cell table:style-name="Table2.A2" office:value-type="string">
            <text:p text:style-name="P9">Plugin (filter)</text:p>
          </table:table-cell>
          <table:table-cell table:style-name="Table2.A2" office:value-type="string">
            <text:p text:style-name="P10">calligra/filters/kpresenter/pptx</text:p>
          </table:table-cell>
          <table:table-cell table:style-name="Table2.D2" office:value-type="string">
            <text:p text:style-name="P9">MS PowerPoint 2007 document import filter (pptx, pptm, potx, potm, ppsx, ppsm)</text:p>
          </table:table-cell>
        </table:table-row>
        <table:table-row>
          <table:table-cell table:style-name="Table2.A2" office:value-type="string">
            <text:p text:style-name="P9">xlsximport</text:p>
          </table:table-cell>
          <table:table-cell table:style-name="Table2.A2" office:value-type="string">
            <text:p text:style-name="P9">Plugin (filter)</text:p>
          </table:table-cell>
          <table:table-cell table:style-name="Table2.A2" office:value-type="string">
            <text:p text:style-name="P10">calligra/filters/kspread/xlsx</text:p>
          </table:table-cell>
          <table:table-cell table:style-name="Table2.D2" office:value-type="string">
            <text:p text:style-name="P9">MS Excel 2007 document import filter (xlsx, xlsm, xltx, xltm, xlsb)</text:p>
          </table:table-cell>
        </table:table-row>
      </table:table>
      <text:p text:style-name="Text_20_body"/>
      <text:list xml:id="list666508605" text:continue-numbering="true" text:style-name="Outline">
        <text:list-item>
          <text:h text:style-name="Heading_20_1" text:outline-level="1">The process of document import</text:h>
        </text:list-item>
      </text:list>
      <text:p text:style-name="Standard">Any type of loading and saving in Calligra is based on so called filter chains. The KoFilterManager object builds a filter chain consisting of filters that, if used in a specific order, are able to convert from the format that is read to the desired format. When a Calligra application loads a file, it should always be in the OpenDocument Format.</text:p>
      <text:p text:style-name="Standard"/>
      <text:p text:style-name="Standard">Example chain:</text:p>
      <text:p text:style-name="P11">[.docx file] ---DOCX import filter---&gt; [.odt file] ---loading of the native format---&gt; [KWord]</text:p>
      <text:list xml:id="list2137116359" text:continue-numbering="true" text:style-name="Outline">
        <text:list-item>
          <text:h text:style-name="Heading_20_1" text:outline-level="1">Creating an MSOOXML import filter</text:h>
        </text:list-item>
      </text:list>
      <text:p text:style-name="Standard">Any MSOOXML import filter is created using the recipe presented below. We focus on DOCX filter as an example unless explicitly noted otherwise.</text:p>
      <text:list xml:id="list1678576935" text:continue-numbering="true" text:style-name="Outline">
        <text:list-item>
          <text:list>
            <text:list-item>
              <text:h text:style-name="Heading_20_2" text:outline-level="2">Inheriting <text:span text:style-name="Source_20_Text">MSOOXML::MsooXmlImport</text:span> </text:h>
            </text:list-item>
          </text:list>
        </text:list-item>
      </text:list>
      <text:p text:style-name="Standard">Creating a filter is done by creating e.g. a <text:span text:style-name="Source_20_Text">DocxImport</text:span> class.</text:p>
      <text:list xml:id="list219900007" text:style-name="L1">
        <text:list-item>
          <text:p text:style-name="P22"><text:span text:style-name="Source_20_Text">MSOOXML::MsooXmlImport</text:span> in turn inherits <text:span text:style-name="Source_20_Text">KoOdfExporter</text:span>. Its description is “The base class for filters exporting to ODF”, which is true since from the OOXML filter's perspective this class <text:span text:style-name="T4">exports</text:span> the format to ODF.</text:p>
        </text:list-item>
        <text:list-item>
          <text:p text:style-name="P22"><text:span text:style-name="Source_20_Text">KoOdfExporter</text:span> accepts <text:span text:style-name="Source_20_Text">(const QString&amp; bodyContentElement, QObject* parent = 0)</text:span> args. <text:s/><text:span text:style-name="Source_20_Text">bodyContentElement</text:span> will be used to automatically create the document element of the <text:span text:style-name="T3">ODF</text:span> body; it is "text" when ODT is the destination format, "presentation" is for ODP, "spreadsheet" is for ODS.</text:p>
        </text:list-item>
        <text:list-item>
          <text:p text:style-name="P22">Implement virtual <text:span text:style-name="Source_20_Text">bool acceptsSourceMimeType(const QByteArray&amp; mime) const</text:span>, which is automatically called by the <text:s/><text:span text:style-name="Source_20_Text">MsooXmlImport</text:span>. For example DocxImport accepts these types:</text:p>
        </text:list-item>
      </text:list>
      <text:list xml:id="list265452414" text:style-name="List_20_1">
        <text:list-item>
          <text:list>
            <text:list-item>
              <text:list>
                <text:list-item>
                  <text:list>
                    <text:list-item>
                      <text:p text:style-name="P23"><text:span text:style-name="Source_20_Text">"application/vnd.openxmlformats-officedocument.wordprocessingml.document"</text:span></text:p>
                    </text:list-item>
                    <text:list-item>
                      <text:p text:style-name="P23"><text:span text:style-name="Source_20_Text">"application/vnd.openxmlformats-officedocument.wordprocessingml.template"</text:span></text:p>
                    </text:list-item>
                    <text:list-item>
                      <text:p text:style-name="P23"><text:span text:style-name="Source_20_Text">"application/vnd.ms-word.document.macroEnabled.12"</text:span></text:p>
                    </text:list-item>
                    <text:list-item>
                      <text:p text:style-name="P23"><text:span text:style-name="Source_20_Text">"application/vnd.ms-word.template.macroEnabled.12"</text:span></text:p>
                    </text:list-item>
                  </text:list>
                </text:list-item>
              </text:list>
            </text:list-item>
          </text:list>
        </text:list-item>
      </text:list>
      <text:list xml:id="list127694354" text:continue-list="list219900007" text:style-name="L1">
        <text:list-item>
          <text:p text:style-name="P22">These mime types are defined (with names appearing in the “Open dialogs” and extensions) in the calligra/filters/libmsooxml/msooxml-all.xml file used by the shared mime info database<text:note text:id="ftn2" text:note-class="footnote"><text:note-citation>2</text:note-citation><text:note-body><text:p text:style-name="Footnote"><text:a xlink:type="simple" xlink:href="http://www.freedesktop.org/wiki/Software/shared-mime-info">http://www.freedesktop.org/wiki/Software/shared-mime-info</text:a></text:p></text:note-body></text:note> of freedesktop.org (in the future types defined here would be merged with the freedesktop.org standard database)</text:p>
        </text:list-item>
        <text:list-item>
          <text:p text:style-name="P22">The msooxml-all.xml <text:s/>file is installed by the buildsystem into <text:span text:style-name="Source_20_Text">$XDG_MIME_INSTALL_DIR</text:span><text:note text:id="ftn3" text:note-class="footnote"><text:note-citation>3</text:note-citation><text:note-body><text:p text:style-name="Footnote">It is usually /usr/share/mime/packages/; OpenOffice.org installs similar file into the same</text:p></text:note-body></text:note> </text:p>
        </text:list-item>
        <text:list-item>
          <text:p text:style-name="P22">Implement <text:span text:style-name="Source_20_Text">bool acceptsDestinationMimeType(const QByteArray&amp; mime) const</text:span>, which<text:line-break/><text:soft-page-break/>is automatically called by the <text:s/><text:span text:style-name="Source_20_Text">MsooXmlImport</text:span>. The DOCX import only accepts <text:span text:style-name="Source_20_Text">"application/vnd.oasis.opendocument.text"</text:span> here.</text:p>
        </text:list-item>
        <text:list-item>
          <text:p text:style-name="P34">Implement:<text:line-break/><text:span text:style-name="Source_20_Text">KoFilter::ConversionStatus parseParts(KoOdfWriters *writers,<text:line-break/> MSOOXML::MsooXmlRelationships *relationships, QString&amp; errorMessage);</text:span><text:line-break/>This is the central place when parsing of all the parts of the input files is done, information is collected and transformed into the ODF-compatible output, also split into parts.<text:line-break/>In case of the DOCX import filter, following steps are performed; each uses a separate part of the MSOOXML's ZIP container:<text:note text:id="ftn4" text:note-class="footnote"><text:note-citation>4</text:note-citation><text:note-body><text:p text:style-name="Footnote">Actually, as the 0<text:span text:style-name="T5">th</text:span> step, temporarily hardcoded styles are inserted into the output document (using <text:span text:style-name="Source_20_Text">writers‑&gt;mainStyles‑&gt;addRawOdfDocumentStyles()</text:span>), until functional styles import is implemented.</text:p></text:note-body></text:note></text:p>
        </text:list-item>
      </text:list>
      <text:list xml:id="list965805961" text:continue-list="list265452414" text:style-name="List_20_1">
        <text:list-item>
          <text:list>
            <text:list-item>
              <text:list>
                <text:list-item>
                  <text:list>
                    <text:list-item>
                      <text:p text:style-name="P23">Font table parsing (word/fontTable.xml part)</text:p>
                    </text:list-item>
                    <text:list-item>
                      <text:p text:style-name="P23">Document styles parsing (word/styles.xml part)</text:p>
                    </text:list-item>
                    <text:list-item>
                      <text:p text:style-name="P23">Document parsing (word/document.xml part)</text:p>
                    </text:list-item>
                  </text:list>
                </text:list-item>
              </text:list>
            </text:list-item>
          </text:list>
        </text:list-item>
      </text:list>
      <text:list xml:id="list2080305364" text:continue-list="list127694354" text:style-name="L1">
        <text:list-header>
          <text:p text:style-name="P22"><text:span text:style-name="Source_20_Text">KoOdfWriters *writers</text:span> provides convenience structure encapsulating XML writers (based on <text:span text:style-name="Source_20_Text">KoXmlWriter</text:span>). Currently, content, body, meta, manifest are accessible by the writers. Document styles are accessible via <text:span text:style-name="Source_20_Text">KoGenStyles *mainStyles</text:span>.</text:p>
          <text:p text:style-name="P22"><text:span text:style-name="Source_20_Text">MsooXmlRelationships *relationships</text:span> provides relationships parsed (in a delayed manner) from <text:span text:style-name="Source_20_Text">.xml.rels</text:span> files of the MSOOXML container. <text:s/>MSOOXML relationships files define mappings from XML namespace URIs to relative paths within the container where the part files are stored.</text:p>
          <text:p text:style-name="P22">For example, the DOCX import filter uses the relationships object for supporting hyper links, finding paths to embedded images and other objects.</text:p>
        </text:list-header>
      </text:list>
      <text:list xml:id="list1560063941" text:continue-list="list1678576935" text:style-name="Outline">
        <text:list-item>
          <text:list>
            <text:list-item>
              <text:h text:style-name="Heading_20_2" text:outline-level="2">Parsing individual parts</text:h>
            </text:list-item>
          </text:list>
        </text:list-item>
      </text:list>
      <text:p text:style-name="Standard">As mentioned above, parts like the font table, styles, and the document itself are separate files within the ZIP container. Therefore these parts are parsed separately using dedicated parsers. Execution of the parsers happen at the top level of the filter, i.e. in the {Docx|Pptx|Xlsx}Import::parseParts() method.</text:p>
      <text:p text:style-name="Standard">The general pattern for parsing individual parts is as follows:</text:p>
      <text:list xml:id="list1332763618" text:style-name="L2">
        <text:list-item>
          <text:p text:style-name="P24">Create and initialize <text:span text:style-name="Source_20_Text">*Context</text:span> data structure.</text:p>
        </text:list-item>
        <text:list-item>
          <text:p text:style-name="P24">Create <text:span text:style-name="Source_20_Text">*Reader</text:span> object initialized with the <text:span text:style-name="Source_20_Text">KoOdfWriters *writers</text:span> argument.</text:p>
        </text:list-item>
        <text:list-item>
          <text:p text:style-name="P24">Call <text:span text:style-name="Source_20_Text">loadAndParseDocument</text:span><text:span text:style-name="Source_20_Text">()</text:span> of <text:span text:style-name="Source_20_Text">MsooXmlImport</text:span>. It takes arguments:</text:p>
        </text:list-item>
      </text:list>
      <text:list xml:id="list1658539917" text:style-name="L3">
        <text:list-item>
          <text:list>
            <text:list-item>
              <text:p text:style-name="P25"><text:span text:style-name="Source_20_Text">const QByteArray&amp; contentType</text:span>,</text:p>
            </text:list-item>
            <text:list-item>
              <text:p text:style-name="P25"><text:span text:style-name="Source_20_Text">MsooXmlReader *reader</text:span>, created before</text:p>
            </text:list-item>
            <text:list-item>
              <text:p text:style-name="P25"><text:span text:style-name="Source_20_Text">KoOdfWriters *writers</text:span> passed to <text:span text:style-name="Source_20_Text">parseParts()</text:span></text:p>
            </text:list-item>
            <text:list-item>
              <text:p text:style-name="P25"><text:span text:style-name="Source_20_Text">QString&amp; errorMessage</text:span></text:p>
            </text:list-item>
            <text:list-item>
              <text:p text:style-name="P25"><text:span text:style-name="Source_20_Text">MsooXmlReaderContext* context</text:span> created before</text:p>
            </text:list-item>
          </text:list>
        </text:list-item>
      </text:list>
      <text:p text:style-name="Standard"><text:soft-page-break/></text:p>
      <text:p text:style-name="P3">Example of parsing the DOCX's word/document.xml:</text:p>
      <text:p text:style-name="Code"><text:span text:style-name="Source_20_Text"><text:span text:style-name="T8">DocxImport::parseParts(...) {</text:span></text:span><text:span text:style-name="Source_20_Text"><text:span text:style-name="T8"><text:line-break/></text:span></text:span><text:span text:style-name="Source_20_Text"><text:span text:style-name="T8"> <text:s text:c="3"/>//...<text:line-break/> <text:s text:c="3"/></text:span></text:span><text:span text:style-name="Source_20_Text"><text:span text:style-name="T8">DocxXmlDocumentReaderContext context(<text:line-break/> <text:s text:c="7"/>*this, </text:span></text:span><text:span text:style-name="Source_20_Text"><text:span text:style-name="T6">// DocxImport</text:span></text:span><text:span text:style-name="Source_20_Text"><text:span text:style-name="T8"><text:line-break/> <text:s text:c="7"/>QLatin1String("word"), <text:s/></text:span></text:span><text:span text:style-name="Source_20_Text"><text:span text:style-name="T6">// path within the container</text:span></text:span><text:span text:style-name="Source_20_Text"><text:span text:style-name="T8"><text:line-break/> <text:s text:c="7"/>QLatin1String("document.xml"), <text:s/></text:span></text:span><text:span text:style-name="Source_20_Text"><text:span text:style-name="T6">// file</text:span></text:span><text:span text:style-name="Source_20_Text"><text:span text:style-name="T8"><text:line-break/> <text:s text:c="7"/>*relationships); <text:s/></text:span></text:span><text:span text:style-name="Source_20_Text"><text:span text:style-name="T6">// relationships provided for parseParts()</text:span></text:span><text:span text:style-name="Source_20_Text"><text:span text:style-name="T8"><text:line-break/> <text:s text:c="3"/>DocxXmlDocumentReader documentReader(writers);<text:line-break/> <text:s text:c="3"/>RETURN_IF_ERROR( loadAndParseDocument(<text:line-break/> <text:s text:c="24"/>d-&gt;mainDocumentContentType(),<text:line-break/> <text:s text:c="24"/>&amp;documentReader,<text:line-break/> <text:s text:c="24"/>writers,<text:line-break/> <text:s text:c="24"/>errorMessage,<text:line-break/> <text:s text:c="24"/>&amp;context)<text:line-break/> <text:s text:c="18"/>)</text:span></text:span><text:span text:style-name="Source_20_Text"><text:span text:style-name="T8"><text:line-break/> <text:s text:c="3"/>//...<text:line-break/>}</text:span></text:span></text:p>
      <text:p text:style-name="Standard"/>
      <text:p text:style-name="Standard">Each <text:span text:style-name="Source_20_Text">*Context</text:span> structure is related to a given reader, and accepts a specific set of arguments. <text:span text:style-name="Source_20_Text">*Context</text:span> structures were introduced in order to make <text:span text:style-name="Source_20_Text">*Reader</text:span> objects stateless, so one object can be reused for many inputs without destroying anything.</text:p>
      <text:list xml:id="list1989641410" text:continue-list="list1560063941" text:style-name="Outline">
        <text:list-item>
          <text:list>
            <text:list-item>
              <text:h text:style-name="Heading_20_2" text:outline-level="2"><text:bookmark-start text:name="__RefHeading__35493903"/>Anatomy of *Reader classes<text:bookmark-end text:name="__RefHeading__35493903"/></text:h>
            </text:list-item>
          </text:list>
        </text:list-item>
      </text:list>
      <text:p text:style-name="Standard"><text:span text:style-name="Source_20_Text">*Reader</text:span> classes inherit from <text:span text:style-name="Source_20_Text">MsooXmlReader</text:span> which in turn inherit from <text:span text:style-name="Source_20_Text">QXmlStreamReader</text:span> (fast XML recursive pull-parser) and <text:span text:style-name="Source_20_Text">KoOdfWriters</text:span> (a structure with Xml push writers and main style object).</text:p>
      <text:p text:style-name="Standard">Typical <text:span text:style-name="Source_20_Text">*Reader</text:span> class:</text:p>
      <text:list xml:id="list855048236" text:style-name="L4">
        <text:list-item>
          <text:p text:style-name="P26">Defines <text:span text:style-name="Source_20_Text">typedef KoFilter::ConversionStatus(???Reader::*ReadMethod)()</text:span></text:p>
        </text:list-item>
        <text:list-item>
          <text:p text:style-name="P26">Provides <text:span text:style-name="Source_20_Text">QStack&lt;ReadMethod&gt; m_calls</text:span> attribute</text:p>
        </text:list-item>
        <text:list-item>
          <text:p text:style-name="P26">Provides <text:span text:style-name="Source_20_Text">???Context* m_context</text:span> attribute for keeping current context</text:p>
        </text:list-item>
        <text:list-item>
          <text:p text:style-name="P26">Has constructor taking one argument: <text:span text:style-name="Source_20_Text">KoOdfWriters *writers</text:span></text:p>
        </text:list-item>
        <text:list-item>
          <text:p text:style-name="P26">Implements<text:line-break/><text:span text:style-name="Source_20_Text">KoFilter::ConversionStatus MsooXmlReader::read(</text:span><text:span text:style-name="Source_20_Text"><text:line-break/></text:span><text:span text:style-name="Source_20_Text"> </text:span><text:span text:style-name="Source_20_Text">MSOOXML::MsooXmlReaderContext* context)</text:span>, which:</text:p>
          <text:list>
            <text:list-item>
              <text:p text:style-name="P26">sets m_context to dynamic_cast&lt;???Context*&gt;(context)</text:p>
            </text:list-item>
            <text:list-item>
              <text:p text:style-name="P26">checks if <text:span text:style-name="Source_20_Text">namespaceDeclarations()</text:span> contains reference to main schema, <text:line-break/>e.g<text:span text:style-name="Source_20_Text">. QXmlStreamNamespaceDeclaration(<text:line-break/> <text:s text:c="7"/>"w", MSOOXML::Schemas::wordprocessingml)</text:span></text:p>
            </text:list-item>
            <text:list-item>
              <text:p text:style-name="P26">reads child elements of the document top level tag, e.g. “body” for the DOCX filter; this way the recursive XML parsing starts</text:p>
            </text:list-item>
          </text:list>
        </text:list-item>
        <text:list-item>
          <text:p text:style-name="P35"><text:soft-page-break/>Implements recursive <text:span text:style-name="Source_20_Text">read_{name}()</text:span> methods where <text:span text:style-name="Source_20_Text">{name}</text:span> is the respective MSOOXML's tag name without the namespace part. <text:span text:style-name="T3">The u</text:span>se of the <text:span text:style-name="Source_20_Text">”read_”</text:span> prefix is a must; <text:span text:style-name="Source_20_Text">READ_*</text:span> macros depend on it.</text:p>
        </text:list-item>
        <text:list-item>
          <text:p text:style-name="P26">At the top of the *Reader.cpp file, MSOOXML_CURRENT_NS macro should be defined, for example in the DOCX document reader, it is:</text:p>
          <text:p text:style-name="P38"><text:span text:style-name="Source_20_Text">#define MSOOXML_CURRENT_NS "w"</text:span></text:p>
        </text:list-item>
        <text:list-item>
          <text:p text:style-name="P26">MSOOXML_CURRENT_CLASS macro should be defined at the top of the *Reader.cpp too, e.g.:<text:line-break/><text:span text:style-name="Source_20_Text">#define MSOOXML_CURRENT_CLASS DocxXmlDocumentReader</text:span></text:p>
        </text:list-item>
      </text:list>
      <text:p text:style-name="Standard">The goal of using macros is readability of the readers' code. Similar functionality could be provided by C++ templates but to often at the cost of readability.</text:p>
      <text:list xml:id="list687665499" text:continue-list="list1989641410" text:style-name="Outline">
        <text:list-item>
          <text:list>
            <text:list-item>
              <text:h text:style-name="Heading_20_2" text:outline-level="2">Inside the read_*() method</text:h>
            </text:list-item>
          </text:list>
        </text:list-item>
      </text:list>
      <text:list xml:id="list1458182390" text:style-name="L5">
        <text:list-item>
          <text:p text:style-name="P41"><text:bookmark-start text:name="__RefNumPara__37443803"/>Any <text:span text:style-name="Source_20_Text">read_*()</text:span> method handles a single XML tag, where * is the tag name.<text:bookmark-end text:name="__RefNumPara__37443803"/></text:p>
        </text:list-item>
        <text:list-item>
          <text:p text:style-name="P41">Before definition of the method, add these lines:</text:p>
        </text:list-item>
      </text:list>
      <text:p text:style-name="P13"><text:span text:style-name="Source_20_Text">#undef CURRENT_EL<text:line-break/>#define CURRENT_EL </text:span><text:span text:style-name="Source_20_Text"><text:span text:style-name="T1">{tag-name}</text:span></text:span></text:p>
      <text:list xml:id="list839929926" text:style-name="L6">
        <text:list-header>
          <text:p text:style-name="P42">where {tag-name} is the XML tag handled by the read_*() method.</text:p>
        </text:list-header>
      </text:list>
      <text:list xml:id="list309502424" text:continue-list="list1458182390" text:style-name="L5">
        <text:list-header>
          <text:p text:style-name="P41">CURRENT_EL is used in various macros, so adding the tag name attribute again and again is not needed inside the method's body. This reduces the risk of mistakes (e.g. use of invalid names).</text:p>
          <text:p text:style-name="P41">As explained in section <text:bookmark-ref text:reference-format="number-all-superior" text:ref-name="__RefHeading__35493903">5.3.</text:bookmark-ref> <text:bookmark-ref text:reference-format="text" text:ref-name="__RefHeading__35493903">Anatomy of *Reader classes</text:bookmark-ref>, <text:s/><text:span text:style-name="Source_20_Text">MSOOXML_CURRENT_NS</text:span> defines the current namespace, so <text:span text:style-name="Source_20_Text">CURRENT_EL</text:span> is specified without any explicit namespace.</text:p>
          <text:p text:style-name="P41">Example method for <text:span text:style-name="Source_20_Text">&lt;w:sectPr&gt;</text:span> element in the <text:span text:style-name="Source_20_Text">DocxXmlDocumentReader</text:span>:</text:p>
          <text:p text:style-name="P37"><text:span text:style-name="Source_20_Text"><text:span text:style-name="T8">#undef CURRENT_EL</text:span></text:span></text:p>
          <text:p text:style-name="P39"><text:span text:style-name="Source_20_Text"><text:span text:style-name="T8">#define CURRENT_EL sectPr</text:span></text:span></text:p>
          <text:p text:style-name="P39"><text:span text:style-name="Source_20_Text"><text:span text:style-name="T8">KoFilter::ConversionStatus DocxXmlDocumentReader::read_sectPr()</text:span></text:span></text:p>
          <text:p text:style-name="P39"><text:span text:style-name="Source_20_Text"><text:span text:style-name="T8">{</text:span></text:span></text:p>
          <text:p text:style-name="P39"><text:span text:style-name="Source_20_Text"><text:span text:style-name="T8"><text:s text:c="4"/>READ_PROLOGUE</text:span></text:span></text:p>
          <text:p text:style-name="P39"><text:span text:style-name="Source_20_Text"><text:span text:style-name="T8"><text:s text:c="4"/></text:span></text:span><text:span text:style-name="Source_20_Text"><text:span text:style-name="T7">// store page style in the KoGenStyle object's attribute</text:span></text:span></text:p>
          <text:p text:style-name="P39"><text:span text:style-name="Source_20_Text"><text:span text:style-name="T8"><text:s text:c="4"/>m_currentPageStyle = KoGenStyle(KoGenStyle::StylePageLayout);</text:span></text:span></text:p>
          <text:p text:style-name="P39"><text:span text:style-name="Source_20_Text"><text:span text:style-name="T8"><text:s text:c="4"/>m_currentPageStyle.setAutoStyleInStylesDotXml(true);</text:span></text:span></text:p>
          <text:p text:style-name="P39"><text:span text:style-name="Source_20_Text"><text:span text:style-name="T8"><text:s text:c="4"/>m_currentPageStyle.addProperty("style:writing-mode", "lr-tb");</text:span></text:span></text:p>
          <text:p text:style-name="P39"><text:span text:style-name="Source_20_Text"><text:span text:style-name="T8"><text:s text:c="4"/>m_currentPageStyle.addProperty("style:print-orientation", "portrait");</text:span></text:span></text:p>
          <text:p text:style-name="P39"><text:span text:style-name="Source_20_Text"><text:span text:style-name="T8"><text:s text:c="2"/></text:span></text:span></text:p>
          <text:p text:style-name="P39"><text:span text:style-name="Source_20_Text"><text:span text:style-name="T8"><text:s text:c="4"/>while (!atEnd()) { </text:span></text:span><text:span text:style-name="Source_20_Text"><text:span text:style-name="T7">// reading subelements</text:span></text:span></text:p>
          <text:p text:style-name="P39"><text:span text:style-name="Source_20_Text"><text:span text:style-name="T8"><text:s text:c="8"/>readNext();</text:span></text:span></text:p>
          <text:p text:style-name="P39"><text:span text:style-name="Source_20_Text"><text:span text:style-name="T8"><text:s text:c="8"/>if (isStartElement()) {</text:span></text:span></text:p>
          <text:p text:style-name="P39"><text:span text:style-name="Source_20_Text"><text:span text:style-name="T8"><text:s text:c="12"/>TRY_READ_IF(pgSz)</text:span></text:span></text:p>
          <text:p text:style-name="P39"><text:soft-page-break/><text:span text:style-name="Source_20_Text"><text:span text:style-name="T8"><text:s text:c="12"/>ELSE_TRY_READ_IF(pgMar)</text:span></text:span></text:p>
          <text:p text:style-name="P39"><text:span text:style-name="Source_20_Text"><text:span text:style-name="T8"><text:s text:c="12"/>ELSE_TRY_READ_IF(pgBorders)</text:span></text:span></text:p>
          <text:p text:style-name="P39"><text:span text:style-name="Source_20_Text"><text:span text:style-name="T8"><text:s text:c="8"/>}</text:span></text:span></text:p>
          <text:p text:style-name="P39"><text:span text:style-name="Source_20_Text"><text:span text:style-name="T8"><text:s text:c="8"/>BREAK_IF_END_OF(CURRENT_EL);</text:span></text:span></text:p>
          <text:p text:style-name="P39"><text:span text:style-name="Source_20_Text"><text:span text:style-name="T8"><text:s text:c="4"/>}</text:span></text:span></text:p>
          <text:p text:style-name="P39"><text:span text:style-name="Source_20_Text"><text:span text:style-name="T8"><text:s text:c="4"/>QString pageLayoutStyleName = mainStyles-&gt;lookup(</text:span></text:span></text:p>
          <text:p text:style-name="P39"><text:span text:style-name="Source_20_Text"><text:span text:style-name="T8"><text:s text:c="8"/>m_currentPageStyle, “Mpm”, KoGenStyles::DontForceNumbering);</text:span></text:span></text:p>
          <text:p text:style-name="P39"><text:span text:style-name="Source_20_Text"><text:span text:style-name="T8"><text:s text:c="4"/>KoGenStyle masterStyle(KoGenStyle::StyleMaster);</text:span></text:span></text:p>
          <text:p text:style-name="P39"><text:span text:style-name="Source_20_Text"><text:span text:style-name="T8"><text:s text:c="4"/>masterStyle.addAttribute("style:page-layout-name", pageLayoutStyleName);</text:span></text:span></text:p>
          <text:p text:style-name="P39"><text:span text:style-name="Source_20_Text"><text:span text:style-name="T8"><text:s text:c="4"/>mainStyles-&gt;lookup(masterStyle, "Standard", KoGenStyles::DontForceNumbering);</text:span></text:span></text:p>
          <text:p text:style-name="P39"><text:span text:style-name="Source_20_Text"><text:span text:style-name="T8"><text:s text:c="4"/>READ_EPILOGUE</text:span></text:span></text:p>
          <text:p text:style-name="P39"><text:span text:style-name="Source_20_Text"><text:span text:style-name="T8">}</text:span></text:span></text:p>
        </text:list-header>
      </text:list>
      <text:p text:style-name="P16"><text:span text:style-name="Source_20_Text"><text:span text:style-name="T8"/></text:span></text:p>
      <text:list xml:id="list1883402828" text:continue-numbering="true" text:style-name="L5">
        <text:list-item>
          <text:p text:style-name="P27"><text:span text:style-name="Source_20_Text">READ_PROLOGUE</text:span>, defined in <text:span text:style-name="Source_20_Text">MsooXmlReader_p.h</text:span>, adds some sanity-check code that reports error if the <text:span text:style-name="Source_20_Text">read_*()</text:span> method is called when the stream reader's does not point to the expected element. For the example above, calling any <text:span text:style-name="Source_20_Text">read_sectPtr()</text:span> when the current element is not <text:span text:style-name="Source_20_Text">&lt;w:sectPtr&gt;</text:span> will immediately give result <text:span text:style-name="Source_20_Text">KoFilter::WrongFormat</text:span>.</text:p>
        </text:list-item>
        <text:list-item>
          <text:p text:style-name="P27">Call stack kept in <text:span text:style-name="Source_20_Text">m_calls</text:span> is also updated by pushing information about the new call.</text:p>
        </text:list-item>
        <text:list-item>
          <text:p text:style-name="P27">Similarly, the programmer should most typically return <text:span text:style-name="Source_20_Text">KoFilter::WrongFormat</text:span> when an unexpected value or tag has been encountered.</text:p>
        </text:list-item>
        <text:list-item>
          <text:p text:style-name="P27"><text:span text:style-name="Source_20_Text">READ_EPILOGUE</text:span> should be the last bit of code in <text:span text:style-name="Source_20_Text">read_*()</text:span> methods. It pops the information about the current call from the <text:span text:style-name="Source_20_Text">m_calls</text:span> stack. It also checks if the current element is a closing element for the tag specified as <text:span text:style-name="Source_20_Text">CURRENT_EL</text:span>.</text:p>
        </text:list-item>
        <text:list-item>
          <text:p text:style-name="P27">There exists a macro <text:span text:style-name="Source_20_Text">READ_EPILOGUE_WITHOUT_RETURN</text:span> too, which is like <text:span text:style-name="Source_20_Text">READ_EPILOGUE</text:span> except it lacks the final return. This lets the programmer add additional code before returning from the <text:span text:style-name="Source_20_Text">read_*()</text:span> method.</text:p>
        </text:list-item>
      </text:list>
      <text:list xml:id="list1328309318" text:continue-list="list687665499" text:style-name="Outline">
        <text:list-item>
          <text:list>
            <text:list-item>
              <text:h text:style-name="Heading_20_2" text:outline-level="2">The while loop</text:h>
            </text:list-item>
          </text:list>
        </text:list-item>
      </text:list>
      <text:p text:style-name="P20">The central part of any read_*() method is the <text:span text:style-name="Source_20_Text">while</text:span> loop that reads child elements. The loop is used when child elements are expected. However, there may be elements not handled by the current implementation of the filter or elements coming from the future versions of the MSOOXML format, or elements extending the format (for whatever reason). If this is the case, code that <text:span text:style-name="T9">skips</text:span> these child elements is mandatory. To make this task easy, the SKIP_EVERYTHING macro is provided. It reads child elements until a closing element equal to <text:span text:style-name="Source_20_Text">CURRENT_EL </text:span>is encountered.</text:p>
      <text:p text:style-name="P20">Example:</text:p>
      <text:p text:style-name="P16">KoFilter::ConversionStatus ???::read_???()</text:p>
      <text:p text:style-name="P16">{</text:p>
      <text:p text:style-name="P16"><text:s text:c="4"/>READ_PROLOGUE</text:p>
      <text:p text:style-name="P16"><text:s text:c="4"/>// ...<text:tab/></text:p>
      <text:p text:style-name="P16"><text:soft-page-break/><text:s text:c="4"/>SKIP_EVERYTHING</text:p>
      <text:p text:style-name="P16"><text:s text:c="4"/>// ...</text:p>
      <text:p text:style-name="P16"><text:s text:c="4"/>READ_EPILOGUE</text:p>
      <text:list xml:id="list513405402" text:style-name="L7">
        <text:list-header>
          <text:p text:style-name="P40">}</text:p>
        </text:list-header>
      </text:list>
      <text:p text:style-name="P20"/>
      <text:p text:style-name="P20">If there is nothing to do in the method, it is even easier is to write:</text:p>
      <text:p text:style-name="Code">KoFilter::ConversionStatus ???::read_???()</text:p>
      <text:p text:style-name="Code">{</text:p>
      <text:p text:style-name="Code"><text:s text:c="4"/>SKIP_EVERYTHING_AND_RETURN</text:p>
      <text:p text:style-name="P17">}</text:p>
      <text:p text:style-name="P20"/>
      <text:p text:style-name="P20">This pattern is useful for adding methods that should behave properly but have no functionality implemented yet.</text:p>
      <text:list xml:id="list998400863" text:continue-list="list1328309318" text:style-name="Outline">
        <text:list-item>
          <text:list>
            <text:list-item>
              <text:h text:style-name="Heading_20_2" text:outline-level="2">Inside of the loop</text:h>
            </text:list-item>
          </text:list>
        </text:list-item>
      </text:list>
      <text:p text:style-name="Standard">TokenType MsooXmlReader::readNext() is executed at the beginning of the while loop. Then, the typical code is:</text:p>
      <text:p text:style-name="Code"><text:s text:c="8"/>if (isStartElement()) {</text:p>
      <text:p text:style-name="Code"><text:s text:c="12"/>TRY_READ_IF({tag1})</text:p>
      <text:p text:style-name="Code"><text:s text:c="12"/>ELSE_TRY_READ_IF({tag2})</text:p>
      <text:p text:style-name="Code"><text:s text:c="12"/>// ...</text:p>
      <text:p text:style-name="Code"><text:s text:c="12"/>ELSE_TRY_READ_IF({tagn})</text:p>
      <text:p text:style-name="Code"><text:s text:c="12"/>ELSE_WRONG_FORMAT</text:p>
      <text:p text:style-name="Code"><text:s text:c="8"/>}</text:p>
      <text:p text:style-name="Standard"><text:span text:style-name="Source_20_Text"/></text:p>
      <text:p text:style-name="Standard"><text:span text:style-name="Source_20_Text">TRY_READ_IF(tag)</text:span> executes <text:span text:style-name="Source_20_Text">read_tag()</text:span> method if the current element is “tag” (the namespace should match <text:span text:style-name="Source_20_Text">MSOOXML_CURRENT_NS)</text:span>. Note that for simplicity the tag is not enclosed in quotation marks: the macro does this automatically.</text:p>
      <text:p text:style-name="Standard">If the current element does not match “tag”, <text:span text:style-name="Source_20_Text">ELSE_TRY_READ_IF</text:span> is tried if present, which is just <text:span text:style-name="Source_20_Text">else +TRY_READ_IF</text:span>. <text:s/>Finally, the programmer can append <text:span text:style-name="Source_20_Text">ELSE_WRONG_FORMAT</text:span> to the list of conditions. In this case KoFilter::WrongFormat will be returned when no condition was true. Use <text:span text:style-name="Source_20_Text">ELSE_WRONG_FORMAT</text:span> <text:span text:style-name="T9">only</text:span> if any possible element is already checked and if unexpected elements should cause errors. Skipping <text:s/><text:span text:style-name="Source_20_Text">ELSE_WRONG_FORMAT</text:span> will just ignore unhandled elements.</text:p>
      <text:p text:style-name="Standard">Finally after the conditions, it is common to add <text:span text:style-name="Source_20_Text">BREAK_IF_END_OF(CURRENT_EL)</text:span> what breaks out of the loop as soon as closing tag equal to <text:s/><text:span text:style-name="Source_20_Text">CURRENT_EL</text:span> is encountered.</text:p>
      <text:list xml:id="list1368250146" text:continue-numbering="true" text:style-name="Outline">
        <text:list-item>
          <text:list>
            <text:list-item>
              <text:h text:style-name="Heading_20_2" text:outline-level="2"><text:soft-page-break/>Reading attributes</text:h>
            </text:list-item>
          </text:list>
        </text:list-item>
      </text:list>
      <text:p text:style-name="Standard">It is common to read XML attributes of the XML element before the <text:span text:style-name="T9">while</text:span> loop because after starting the loop, <text:span text:style-name="Source_20_Text">readNext()</text:span> is executed so the attributes are not accessible any more.</text:p>
      <text:p text:style-name="Standard">The libmsooxml library provides a set of macros for reading attributes. To start using them, add this line just after the <text:span text:style-name="Source_20_Text">READ_PROLOGUE</text:span>:</text:p>
      <text:p text:style-name="P14">const QXmlStreamAttributes attrs(attributes());</text:p>
      <text:p text:style-name="Standard">Then, to read value of attribute, it is enough to write:</text:p>
      <text:p text:style-name="P15">TRY_READ_ATTR(a)</text:p>
      <text:p text:style-name="Standard">It is important that <text:span text:style-name="Source_20_Text">a</text:span> is the attribute name without quotation marks. This code reads attribute a with namespace <text:span text:style-name="Source_20_Text">MSOOXML_CURRENT_NS</text:span>. So if <text:s/><text:span text:style-name="Source_20_Text">MSOOXML_CURRENT_NS</text:span> is <text:span text:style-name="Source_20_Text">“w”</text:span>, <text:span text:style-name="Source_20_Text">TRY_READ_ATTR(a)</text:span> in fact reads value of <text:span text:style-name="Source_20_Text">w:a</text:span> attribute. The target variable when the value is stored is created by the macro in the local code block <text:s/>and has the same name as the tag (for the above example it is <text:span text:style-name="Source_20_Text">QString a</text:span>).</text:p>
      <text:p text:style-name="Standard">For the set of <text:span text:style-name="Source_20_Text">TRY_READ*</text:span> macros, <text:span text:style-name="Source_20_Text">TRY</text:span> means that the code only <text:span text:style-name="T9">tries</text:span> to read the attribute values, and if the attribute is missing, no error is returned and just empty string will be used as value.</text:p>
      <text:list xml:id="list1776449158" text:style-name="L8">
        <text:list-item>
          <text:p text:style-name="P28"><text:span text:style-name="Source_20_Text">TRY_READ_ATTR_INTO(atrname, destination)</text:span> macro is like <text:span text:style-name="Source_20_Text">TRY_READ_ATTR</text:span> but it does not create a new variable, instead the variable name provided as <text:span text:style-name="Source_20_Text">destination</text:span> is reused.</text:p>
        </text:list-item>
        <text:list-item>
          <text:p text:style-name="P28"><text:span text:style-name="Source_20_Text">TRY_READ_ATTR_WITH_NS(ns, atrname)</text:span> is like <text:span text:style-name="Source_20_Text">TRY_READ_ATTR()</text:span> but offers the argument <text:span text:style-name="Source_20_Text">ns</text:span> which lets the programmer bypass the current namespace provided by <text:span text:style-name="Source_20_Text">MSOOXML_CURRENT_NS</text:span>. The <text:span text:style-name="Source_20_Text">QString</text:span> variable created is of the form {ns}_{atrname}. Some attribute names in MSOOXML have namespaces, some do not, so <text:span text:style-name="Source_20_Text">TRY_READ_ATTR_WITH_NS()</text:span> is useful.</text:p>
        </text:list-item>
        <text:list-item>
          <text:p text:style-name="P28"><text:span text:style-name="Source_20_Text">TRY_READ_ATTR_WITH_NS_INTO(ns, atrname, destination)</text:span> is a combination of <text:span text:style-name="Source_20_Text">TRY_READ_ATTR_WITH_NS()</text:span> with <text:span text:style-name="Source_20_Text">TRY_READ_ATTR_INTO()</text:span>.</text:p>
        </text:list-item>
        <text:list-item>
          <text:p text:style-name="P28"><text:span text:style-name="Source_20_Text">TRY_READ_ATTR_WITHOUT_NS(atrname)</text:span> is like <text:span text:style-name="Source_20_Text">TRY_READ_ATTR()</text:span> but no namespace is expected for the name at all.</text:p>
        </text:list-item>
      </text:list>
      <text:p text:style-name="Standard"><text:span text:style-name="T9">Value checking</text:span>. All attributes returned by <text:span text:style-name="Source_20_Text">READ_ATTR*</text:span> macros are of type <text:span text:style-name="Source_20_Text">QString</text:span>. Sometimes conversion of the read value is needed, and validity checking is beneficial.</text:p>
      <text:list xml:id="list1478013801" text:style-name="L9">
        <text:list-item>
          <text:p text:style-name="P29"><text:span text:style-name="Source_20_Text">STRING_TO_INT(string, destination, debugElement)</text:span> converts string into destination of type <text:span text:style-name="Source_20_Text">int</text:span>; displays warning and returns <text:span text:style-name="Source_20_Text">KoFilter::WrongFormat</text:span> on failure.</text:p>
        </text:list-item>
        <text:list-item>
          <text:p text:style-name="P29"><text:span text:style-name="Source_20_Text">STRING_TO_QREAL(string, destination, debugElement)</text:span> works like <text:span text:style-name="Source_20_Text">STRING_TO_INT()</text:span> but for <text:span text:style-name="Source_20_Text">qreal</text:span> type.</text:p>
        </text:list-item>
      </text:list>
      <text:p text:style-name="Standard"><text:span text:style-name="T9">Reading mandatory attributes</text:span>. For this purpose there are: <text:span text:style-name="Source_20_Text">READ_ATTR()</text:span>, <text:span text:style-name="Source_20_Text">READ_ATTR_INTO()</text:span>, <text:span text:style-name="Source_20_Text">READ_ATTR_WITH_NS_INTO()</text:span>, <text:span text:style-name="Source_20_Text">READ_ATTR_WITH_NS()</text:span>, <text:span text:style-name="Source_20_Text">READ_ATTR_WITHOUT_NS()</text:span>, <text:span text:style-name="Source_20_Text">READ_ATTR_WITHOUT_NS_INTO()</text:span>, modeled exactly after <text:span text:style-name="Source_20_Text">TRY_READ_*</text:span> macros; they warn and return <text:span text:style-name="Source_20_Text">KoFilter::WrongFormat</text:span> when <text:span text:style-name="Source_20_Text">QXmlStreamAttributes::hasAttribute()</text:span> is false for the given attribute.</text:p>
      <text:list xml:id="list1899678504" text:continue-list="list1368250146" text:style-name="Outline">
        <text:list-item>
          <text:list>
            <text:list-item>
              <text:h text:style-name="Heading_20_2" text:outline-level="2"><text:soft-page-break/>Implemented *Reader classes</text:h>
            </text:list-item>
          </text:list>
        </text:list-item>
      </text:list>
      <text:p text:style-name="Standard">As of this writing, MSOOXML import filters implement (class hierarchy preserved):</text:p>
      <text:list xml:id="list728761983" text:style-name="L10">
        <text:list-item>
          <text:p text:style-name="P30"><text:span text:style-name="Source_20_Text">MSOOXML::MsooXmlReader (filters/libmsooxml)</text:span></text:p>
        </text:list-item>
      </text:list>
      <text:list xml:id="list2065223213" text:style-name="L11">
        <text:list-item>
          <text:list>
            <text:list-item>
              <text:p text:style-name="P31"><text:span text:style-name="Source_20_Text">MSOOXML::MsooXmlRelationshipsReader (filters/libmsooxml)</text:span></text:p>
            </text:list-item>
            <text:list-item>
              <text:p text:style-name="P31"><text:span text:style-name="Source_20_Text">MSOOXML::MsooXmlThemesReader (filters/libmsooxml)</text:span></text:p>
            </text:list-item>
            <text:list-item>
              <text:p text:style-name="P31"><text:span text:style-name="Source_20_Text">MSOOXML::MsooXmlCommonReader (filters/libmsooxml)</text:span></text:p>
            </text:list-item>
          </text:list>
        </text:list-item>
        <text:list-item>
          <text:p text:style-name="P36"><text:span text:style-name="Source_20_Text">DocxXmlDocumentReader (filters/kword/docx)</text:span></text:p>
        </text:list-item>
        <text:list-item>
          <text:p text:style-name="P36"><text:span text:style-name="Source_20_Text">PptxXmlSlideReader (filters/kpresenter/pptx)</text:span></text:p>
        </text:list-item>
        <text:list-item>
          <text:p text:style-name="P36"><text:span text:style-name="Source_20_Text">XlsxXmlWorksheetReader (filters/kpresenter/pptx)</text:span></text:p>
          <text:list>
            <text:list-item>
              <text:p text:style-name="P31"><text:span text:style-name="Source_20_Text">DocxXmlCommentsReader (filters/kword/docx)</text:span></text:p>
            </text:list-item>
            <text:list-item>
              <text:p text:style-name="P31"><text:span text:style-name="Source_20_Text">DocxXmlFontTableReader (filters/kword/docx)</text:span></text:p>
            </text:list-item>
            <text:list-item>
              <text:p text:style-name="P31"><text:span text:style-name="Source_20_Text">DocxXmlStylesReader (filters/kword/docx)</text:span></text:p>
            </text:list-item>
            <text:list-item>
              <text:p text:style-name="P31"><text:span text:style-name="Source_20_Text">XlsxXmlCommonReader (filters/kspread/xlsx)</text:span></text:p>
            </text:list-item>
          </text:list>
        </text:list-item>
        <text:list-item>
          <text:p text:style-name="P36"><text:span text:style-name="Source_20_Text">XlsxXmlSharedStringsReader (filters/kspread/xlsx)</text:span></text:p>
          <text:list>
            <text:list-item>
              <text:p text:style-name="P31"><text:span text:style-name="Source_20_Text">XlsxXmlDocumentReader (filters/kspread/xlsx)</text:span></text:p>
            </text:list-item>
            <text:list-item>
              <text:p text:style-name="P31"><text:span text:style-name="Source_20_Text">XlsxXmlStylesReader</text:span><text:span text:style-name="Source_20_Text"> (filters/kspread/xlsx)</text:span></text:p>
            </text:list-item>
          </text:list>
        </text:list-item>
      </text:list>
      <text:list xml:id="list1331504089" text:continue-list="list1899678504" text:style-name="Outline">
        <text:list-item>
          <text:list>
            <text:list-item>
              <text:h text:style-name="Heading_20_2" text:outline-level="2">Code reused by readers</text:h>
            </text:list-item>
          </text:list>
        </text:list-item>
      </text:list>
      <text:p text:style-name="Text_20_body">In addition to inheritance, there are implementation files included by some readers. This effectively <text:span text:style-name="T9">copies</text:span> the code with one main difference: namespaces differ between DOCX/PPTX/XLSX and since <text:span text:style-name="Source_20_Text">READ_*</text:span> and <text:span text:style-name="Source_20_Text">READ_PROLOGUE/READ_EPILOGUE</text:span> macros heavily depend on value of <text:span text:style-name="Source_20_Text">MSOOXML_CURRENT_NS</text:span> . The resulting code differs from filter to filter. This mechanism can be treated as C++ templates but works implicitly - no namespace arguments pollute the code.</text:p>
      <text:p text:style-name="Standard">Readers that copy code from MsooXmlCommonReaderImpl.h (they also inherit MsooXmlCommonReader) are:</text:p>
      <text:list xml:id="list1869159853" text:style-name="L12">
        <text:list-item>
          <text:p text:style-name="P32"><text:span text:style-name="Source_20_Text">DocxXmlDocumentReader</text:span></text:p>
        </text:list-item>
        <text:list-item>
          <text:p text:style-name="P32"><text:span text:style-name="Source_20_Text">PptxXmlSlideReader</text:span></text:p>
        </text:list-item>
      </text:list>
      <text:p text:style-name="Standard">Readers that copy code from <text:span text:style-name="Source_20_Text">MsooXmlCommonReaderDrawingMLImpl.h</text:span> (DrawingML support) are:</text:p>
      <text:list xml:id="list200394086" text:continue-numbering="true" text:style-name="L12">
        <text:list-item>
          <text:p text:style-name="P32"><text:span text:style-name="Source_20_Text">DocxXmlDocumentReader</text:span></text:p>
        </text:list-item>
        <text:list-item>
          <text:p text:style-name="P32"><text:span text:style-name="Source_20_Text">PptxXmlSlideReader</text:span></text:p>
        </text:list-item>
      </text:list>
      <text:p text:style-name="Standard"><text:soft-page-break/>Readers that copy code from <text:span text:style-name="Source_20_Text">MsooXmlVmlReaderImpl.h</text:span> (VML support) are:</text:p>
      <text:list xml:id="list547619528" text:continue-numbering="true" text:style-name="L12">
        <text:list-item>
          <text:p text:style-name="P32"><text:span text:style-name="Source_20_Text">DocxXmlDocumentReader</text:span></text:p>
        </text:list-item>
      </text:list>
      <text:list xml:id="list1450253957" text:continue-list="list1331504089" text:style-name="Outline">
        <text:list-item>
          <text:list>
            <text:list-item>
              <text:h text:style-name="Heading_20_2" text:outline-level="2">Using XmlWriteBuffer</text:h>
            </text:list-item>
          </text:list>
        </text:list-item>
      </text:list>
      <text:p text:style-name="Text_20_body">XmlWriteBuffer is a helper allowing to buffer XML streams and writing them back later. This class is useful when information that has to be written in advance is based on XML elements parsed later. In such case the information cannot be saved in one pass. Example of this is paragraphs style name: is should be written to style:name attribute but relevant XML elements (that we use for building the style) are appearing later. So we first output the created XML to a buffer, then save the parent element with the style name and use KoXmlWriter::addCompleteElement() to redirect the buffer contents as a subelement.</text:p>
      <text:p text:style-name="Text_20_body">See <text:span text:style-name="Source_20_Text">MsooXmlUtils.h</text:span> for example use of the class.</text:p>
      <text:list xml:id="list800916943" text:continue-numbering="true" text:style-name="Outline">
        <text:list-item>
          <text:h text:style-name="Heading_20_1" text:outline-level="1">Documenting the filters code</text:h>
        </text:list-item>
      </text:list>
      <text:p text:style-name="Text_20_body">The MSOOXML specification documents take many thousands of pages, and even as such are considered as incomplete. Therefore it is very important to maintain adequate documentation of the filters code and refer to the specification. </text:p>
      <text:p text:style-name="Text_20_body">Any <text:span text:style-name="Source_20_Text">read_*()</text:span> method should be documented. The proper place in the .cpp file, because the programmers may want to quickly update the documentation while working on the code.</text:p>
      <text:p text:style-name="Text_20_body"/>
      <text:p text:style-name="Text_20_body">Example of a documented method:</text:p>
      <text:p text:style-name="Code">#undef CURRENT_EL</text:p>
      <text:p text:style-name="Code">#define CURRENT_EL pgBorders</text:p>
      <text:p text:style-name="P7">//! pgBorders handler (Page Borders)</text:p>
      <text:p text:style-name="P7">/*! ECMA-376, 17.6.10, p. 646.</text:p>
      <text:p text:style-name="P7"/>
      <text:p text:style-name="P7"><text:s/>Parent elements:</text:p>
      <text:p text:style-name="P7"><text:s/>- [done] sectPr (§17.6.17)</text:p>
      <text:p text:style-name="P7"><text:s/>- sectPr (§17.6.18)</text:p>
      <text:p text:style-name="P7"><text:s/>- sectPr (§17.6.19)</text:p>
      <text:p text:style-name="P7"/>
      <text:p text:style-name="P7"><text:s/>Child elements:</text:p>
      <text:p text:style-name="P7"><text:s/>- [done] bottom (Bottom Border) §17.6.2</text:p>
      <text:p text:style-name="P7"><text:s/>- [done] left (Left Border) §17.6.7</text:p>
      <text:p text:style-name="P7"><text:s/>- [done] right (Right Border) §17.6.15</text:p>
      <text:p text:style-name="P7"><text:s/>- [done] top (Top Border) §17.6.21</text:p>
      <text:p text:style-name="P7">*/</text:p>
      <text:p text:style-name="P7">//! @todo support all elements</text:p>
      <text:p text:style-name="Code">KoFilter::ConversionStatus DocxXmlDocumentReader::read_pgBorders() /*..*/</text:p>
      <text:p text:style-name="Standard"/>
      <text:list xml:id="list1555773703" text:style-name="L13">
        <text:list-item>
          <text:p text:style-name="P33">Use Doxygen tags //! or /*!</text:p>
        </text:list-item>
        <text:list-item>
          <text:p text:style-name="P33">The first line is lists the element name; the namespace can be presented if the method is only used with this single namespace.</text:p>
        </text:list-item>
        <text:list-item>
          <text:p text:style-name="P33">Add MSOOXML specs section number and page number</text:p>
        </text:list-item>
      </text:list>
      <text:p text:style-name="Text_20_body"><text:soft-page-break/>From calligra/filters/libmsooxml/README:</text:p>
      <text:p text:style-name="P19">[..] References to the ECMA-376 specification in the source code are made by page number or chapter number. Page numbers are the physical PDF document's page numbers as displayed by the viewer.</text:p>
      <text:list xml:id="list1258241372" text:continue-numbering="true" text:style-name="L13">
        <text:list-item>
          <text:p text:style-name="P43">Optionally, copy the sentence describing purpose of element from the MSOOXML specs.</text:p>
        </text:list-item>
        <text:list-item>
          <text:p text:style-name="P43">Add “Parent elements” section and list all the the parent elements, one per line. For parent elements that have calls to the <text:span text:style-name="Source_20_Text">read_*()</text:span> method, e.g. using <text:span text:style-name="Source_20_Text">TRY_READ_IF(*)</text:span>, prepend <text:span text:style-name="Source_20_Text">[done]</text:span> marker as an indication of which parent element depends on this method. </text:p>
        </text:list-item>
        <text:list-item>
          <text:p text:style-name="P43">Carefully distinguish between multiple MSOOXML elements sharing the same tag name but having different section number.</text:p>
        </text:list-item>
        <text:list-item>
          <text:p text:style-name="P43">Add “Child elements” section and list all the child elements, one per line, or write “No child elements.” For child elements that are already handled in the <text:span text:style-name="Source_20_Text">read_*()</text:span> method, e.g. using <text:span text:style-name="Source_20_Text">TRY_READ_IF(*)</text:span>, prepend <text:span text:style-name="Source_20_Text">[done]</text:span> marker as an indication of the progress made in the implementation. </text:p>
        </text:list-item>
        <text:list-item>
          <text:p text:style-name="P43">Finally, add Doxygen todo note: <text:span text:style-name="Source_20_Text">//! @todo support all elements</text:span></text:p>
        </text:list-item>
        <text:list-item>
          <text:p text:style-name="P43">Do not list attribute names in the documentation above the method's signature. Instead add extra explanation to the <text:span text:style-name="Source_20_Text">READ_ATTR*</text:span> lines for the respective attributes if needed. For (yet) unhandled attributes, add line like <text:span text:style-name="Source_20_Text">//! @todo support attribute {name}</text:span></text:p>
        </text:list-item>
        <text:list-item>
          <text:p text:style-name="P43">If there is no sense in or possibility of supporting a certain element or attribute or given attribute's value, add a note in a Doxygen comment in the function bode or above. It is very valuable to have the comments in the context of source code instead of having them floating in random README or TODO files. </text:p>
        </text:list-item>
        <text:list-item>
          <text:p text:style-name="P43">Act similarly if there is insufficient knowledge about element or attribute or the meaning of them is unclear.</text:p>
        </text:list-item>
        <text:list-item>
          <text:p text:style-name="P43">Add similar notes when a case has been identified that causes round trip conversion of documents hard, inaccurate or impossible.</text:p>
        </text:list-item>
      </text:list>
      <text:list xml:id="list1747506902" text:continue-list="list800916943" text:style-name="Outline">
        <text:list-item>
          <text:h text:style-name="Heading_20_1" text:outline-level="1">Command line tests for filters</text:h>
        </text:list-item>
      </text:list>
      <text:p text:style-name="Standard">The koconverter command-line program is available within the Calligra for testing document opening, importing and exporting allocating any GUI:</text:p>
      <text:p text:style-name="Code">koconverter &lt;input-document-file&gt; &lt;output-document-file&gt;</text:p>
      <text:p text:style-name="Standard"/>
      <text:p text:style-name="Standard">Formats of the input and output files are detected based on the mime type and/or the content and appropriate filter chain is set up.</text:p>
      <text:p text:style-name="Standard">Examples:</text:p>
      <text:p text:style-name="P6">% koconverter document.docx document.odt</text:p>
      <text:p text:style-name="P6">% koconverter sheet.xlsx sheet.ods</text:p>
      <text:p text:style-name="P6">% koconverter presentation.pptx presentation.odp</text:p>
      <text:p text:style-name="Standard"/>
      <text:p text:style-name="Standard">The resulting ODF file (silently overwritten) will look the same if user opened the MSOOXML file in respective Calligra application, and the saved in the default ODF format.</text:p>
      <text:p text:style-name="Standard">The (usually rich) debug output of the filter execution can be examined. E.g.</text:p>
      <text:p text:style-name="P6">% koconverter sheet.xlsx sheet.ods 2&gt;&amp;1 | le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nsolas" svg:font-family="Consolas" style:font-family-generic="modern" style:font-pitch="fixed"/>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background-color="transparent" style:shadow="none" text:number-lines="false" text:line-number="0">
        <style:tab-stops/>
        <style:background-image/>
      </style:paragraph-properties>
      <style:text-properties fo:font-size="11pt"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size="11pt"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list-style-name=""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list-style-name="Outline" style:class="text" style:master-page-name="">
      <style:paragraph-properties fo:margin-top="1.1811in" fo:margin-bottom="0.3937in" style:page-number="auto" fo:break-before="page" fo:background-color="transparent">
        <style:tab-stops/>
        <style:background-image/>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937in" fo:margin-bottom="0.1965in"/>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list-style-name="" style:class="index" style:master-page-name="">
      <style:paragraph-properties fo:margin-left="0in" fo:margin-right="0in" fo:margin-top="1.1811in" fo:margin-bottom="0.3937in" fo:text-indent="0in" style:auto-text-indent="false" style:page-number="auto" fo:break-before="page" text:number-lines="false" text:line-number="0"/>
      <style:text-properties fo:font-size="135%"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text:number-lines="false" text:line-number="0">
        <style:tab-stops>
          <style:tab-stop style:position="6.9252in" style:type="right" style:leader-style="dotted" style:leader-text="."/>
        </style:tab-stops>
        <style:background-image/>
      </style:paragraph-properties>
    </style:style>
    <style:style style:name="Title" style:family="paragraph" style:parent-style-name="Heading" style:next-style-name="Subtitle" style:class="chapter">
      <style:paragraph-properties fo:margin-top="2.3626in" fo:margin-bottom="0.5118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654in" fo:margin-bottom="1.5752in"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Outline" style:class="text">
      <style:paragraph-properties fo:margin-top="0.3937in" fo:margin-bottom="0.1575in"/>
      <style:text-properties fo:font-size="13pt" fo:font-weight="bold" style:font-size-asian="14pt" style:font-weight-asian="bold" style:font-size-complex="14pt" style:font-weight-complex="bold"/>
    </style:style>
    <style:style style:name="Code" style:family="paragraph" style:parent-style-name="Table_20_Contents">
      <style:paragraph-properties fo:margin-left="0.0398in" fo:margin-right="0in" fo:margin-top="0.0398in" fo:margin-bottom="0in" fo:text-indent="0in" style:auto-text-indent="false" text:number-lines="true" text:line-number="0"/>
      <style:text-properties style:font-name="Courier" fo:font-size="11pt" style:font-size-asian="9pt" style:font-size-complex="9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ullet_20_Symbols" style:display-name="Bullet Symbols" style:family="text">
      <style:text-properties style:font-name="StarSymbol" fo:font-size="14pt" style:font-name-asian="StarSymbol" style:font-size-asian="9pt" style:font-name-complex="StarSymbol" style:font-size-complex="9pt"/>
    </style:style>
    <style:style style:name="Numbering_20_Symbols" style:display-name="Numbering Symbols" style:family="text">
      <style:text-properties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Source_20_Text" style:display-name="Source Text" style:family="text">
      <style:text-properties style:font-name="Consolas" style:font-name-asian="Consolas" style:font-name-complex="Consolas"/>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min-label-width="0.1965in" text:min-label-distance="0.0591in"/>
      </text:list-level-style-number>
      <text:list-level-style-number text:level="2" text:style-name="Numbering_20_Symbols" style:num-prefix=" " style:num-suffix="." style:num-format="1" text:display-levels="2">
        <style:list-level-properties text:space-before="0.1972in" text:min-label-width="0.1965in" text:min-label-distance="0.0591in"/>
      </text:list-level-style-number>
      <text:list-level-style-number text:level="3" text:style-name="Numbering_20_Symbols" style:num-prefix=" " style:num-suffix=")" style:num-format="a">
        <style:list-level-properties text:space-before="0.3937in" text:min-label-width="0.1965in" text:min-label-distance="0.0591in"/>
      </text:list-level-style-number>
      <text:list-level-style-bullet text:level="4" text:style-name="Bullet_20_Symbols" style:num-prefix=" " style:num-suffix=" " text:bullet-char="•">
        <style:list-level-properties text:space-before="0.5909in" text:min-label-width="0.1965in" text:min-label-distance="0.0591in"/>
        <style:text-properties style:font-name="StarSymbol1"/>
      </text:list-level-style-bullet>
      <text:list-level-style-bullet text:level="5" text:style-name="Bullet_20_Symbols" style:num-prefix=" " style:num-suffix=" " text:bullet-char="•">
        <style:list-level-properties text:space-before="0.7874in" text:min-label-width="0.1965in" text:min-label-distance="0.0591in"/>
        <style:text-properties style:font-name="StarSymbol1"/>
      </text:list-level-style-bullet>
      <text:list-level-style-bullet text:level="6" text:style-name="Bullet_20_Symbols" style:num-prefix=" " style:num-suffix=" " text:bullet-char="•">
        <style:list-level-properties text:space-before="0.9846in" text:min-label-width="0.1965in" text:min-label-distance="0.0591in"/>
        <style:text-properties style:font-name="StarSymbol1"/>
      </text:list-level-style-bullet>
      <text:list-level-style-bullet text:level="7" text:style-name="Bullet_20_Symbols" style:num-prefix=" " style:num-suffix=" " text:bullet-char="•">
        <style:list-level-properties text:space-before="1.1815in" text:min-label-width="0.1965in" text:min-label-distance="0.0591in"/>
        <style:text-properties style:font-name="StarSymbol1"/>
      </text:list-level-style-bullet>
      <text:list-level-style-bullet text:level="8" text:style-name="Bullet_20_Symbols" style:num-prefix=" " style:num-suffix=" " text:bullet-char="•">
        <style:list-level-properties text:space-before="1.3787in" text:min-label-width="0.1965in" text:min-label-distance="0.0591in"/>
        <style:text-properties style:font-name="StarSymbol1"/>
      </text:list-level-style-bullet>
      <text:list-level-style-bullet text:level="9" text:style-name="Bullet_20_Symbols" style:num-prefix=" " style:num-suffix=" " text:bullet-char="•">
        <style:list-level-properties text:space-before="1.5752in" text:min-label-width="0.1965in" text:min-label-distance="0.0591in"/>
        <style:text-properties style:font-name="StarSymbol1"/>
      </text:list-level-style-bullet>
      <text:list-level-style-bullet text:level="10" text:style-name="Bullet_20_Symbols" style:num-prefix=" " style:num-suffix=" " text:bullet-char="•">
        <style:list-level-properties text:space-before="1.7724in" text:min-label-width="0.1965in" text:min-label-distance="0.0591in"/>
        <style:text-properties style:font-name="StarSymbol1"/>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min-label-width="0.0783in"/>
        <style:text-properties style:font-name="StarSymbol"/>
      </text:list-level-style-bullet>
      <text:list-level-style-bullet text:level="2" text:style-name="Numbering_20_Symbols" text:bullet-char="•">
        <style:list-level-properties text:space-before="0.1579in" text:min-label-width="0.0783in"/>
        <style:text-properties style:font-name="StarSymbol"/>
      </text:list-level-style-bullet>
      <text:list-level-style-bullet text:level="3" text:style-name="Numbering_20_Symbols" text:bullet-char="•">
        <style:list-level-properties text:space-before="0.3146in" text:min-label-width="0.0783in"/>
        <style:text-properties style:font-name="StarSymbol"/>
      </text:list-level-style-bullet>
      <text:list-level-style-bullet text:level="4" text:style-name="Numbering_20_Symbols" text:bullet-char="•">
        <style:list-level-properties text:space-before="0.4724in" text:min-label-width="0.0783in"/>
        <style:text-properties style:font-name="StarSymbol"/>
      </text:list-level-style-bullet>
      <text:list-level-style-bullet text:level="5" text:style-name="Numbering_20_Symbols" text:bullet-char="•">
        <style:list-level-properties text:space-before="0.6299in" text:min-label-width="0.0783in"/>
        <style:text-properties style:font-name="StarSymbol"/>
      </text:list-level-style-bullet>
      <text:list-level-style-bullet text:level="6" text:style-name="Numbering_20_Symbols" text:bullet-char="•">
        <style:list-level-properties text:space-before="0.7878in" text:min-label-width="0.0783in"/>
        <style:text-properties style:font-name="StarSymbol"/>
      </text:list-level-style-bullet>
      <text:list-level-style-bullet text:level="7" text:style-name="Numbering_20_Symbols" text:bullet-char="•">
        <style:list-level-properties text:space-before="0.9445in" text:min-label-width="0.0783in"/>
        <style:text-properties style:font-name="StarSymbol"/>
      </text:list-level-style-bullet>
      <text:list-level-style-bullet text:level="8" text:style-name="Numbering_20_Symbols" text:bullet-char="•">
        <style:list-level-properties text:space-before="1.1024in" text:min-label-width="0.0783in"/>
        <style:text-properties style:font-name="StarSymbol"/>
      </text:list-level-style-bullet>
      <text:list-level-style-bullet text:level="9" text:style-name="Numbering_20_Symbols" text:bullet-char="•">
        <style:list-level-properties text:space-before="1.2598in" text:min-label-width="0.0783in"/>
        <style:text-properties style:font-name="StarSymbol"/>
      </text:list-level-style-bullet>
      <text:list-level-style-bullet text:level="10" text:style-name="Numbering_20_Symbols" text:bullet-char="•">
        <style:list-level-properties text:space-before="1.4173in" text:min-label-width="0.0783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Header">
      <style:paragraph-properties>
        <style:tab-stops>
          <style:tab-stop style:position="6.9083in" style:type="right"/>
        </style:tab-stops>
      </style:paragraph-properties>
      <style:text-properties fo:font-size="11pt" fo:font-style="italic" fo:background-color="transparent" style:font-size-asian="10.5pt"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libMSOOXML Usage HOWTO</text:title><text:tab/>Version <text:user-defined text:name="Version">1.0</text:user-defined></text:p>
      </style:header>
      <style:footer>
        <text:p text:style-name="MP2"><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libMSOOXML Usage HOWTO</dc:title>
    <meta:creation-date>2010-03-13T14:20:03</meta:creation-date>
    <meta:editing-cycles>1</meta:editing-cycles>
    <meta:editing-duration>PT00H00M00S</meta:editing-duration>
    <meta:keyword>MSOOXML KOffice</meta:keyword>
    <meta:document-statistic meta:table-count="2" meta:image-count="0" meta:object-count="0" meta:page-count="18" meta:paragraph-count="276" meta:word-count="3004" meta:character-count="22358"/>
    <meta:user-defined meta:name="Info 2"/>
    <meta:user-defined meta:name="Info 3"/>
    <meta:user-defined meta:name="Info 4"/>
    <meta:user-defined meta:name="Version">1.0</meta:user-defined>
    <meta:template xlink:type="simple" xlink:actuate="onRequest" xlink:title="KO GMbH Document" xlink:href="../../../../../../../.ooo3/user/template/KO%20GMbH.ott" meta:date="2010-03-01T20:39:04"/>
  </office:meta>
</office:document-meta>
</file>